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Auditor.isAut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uditor.afterPropertiesSe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dbcAuditor.setAutoStart(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uditor.deleteExchangesByIds( String [ ] 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Auditor.getExchange( byte [ ]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Auditor.close( Connection connection , boolean restoreAutoCom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Auditor.getExchangeIdsByRange( int fromIndex , int to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dbcAuditor.store( Connection connection , String id , byte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Audi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uditor.exchangeSent( Exchang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Auditor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udito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uditor.getExchang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Auditor.getExchangesByIds( String [ ] i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